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38mm"/>
    </style:style>
    <style:style style:name="co3" style:family="table-column">
      <style:table-column-properties fo:break-before="auto" style:column-width="48.74mm"/>
    </style:style>
    <style:style style:name="co4" style:family="table-column">
      <style:table-column-properties fo:break-before="auto" style:column-width="57.45mm"/>
    </style:style>
    <style:style style:name="co5" style:family="table-column">
      <style:table-column-properties fo:break-before="auto" style:column-width="62.64mm"/>
    </style:style>
    <style:style style:name="co6" style:family="table-column">
      <style:table-column-properties fo:break-before="auto" style:column-width="31.57mm"/>
    </style:style>
    <style:style style:name="co7" style:family="table-column">
      <style:table-column-properties fo:break-before="auto" style:column-width="40.3mm"/>
    </style:style>
    <style:style style:name="co8" style:family="table-column">
      <style:table-column-properties fo:break-before="auto" style:column-width="42.47mm"/>
    </style:style>
    <style:style style:name="co9" style:family="table-column">
      <style:table-column-properties fo:break-before="auto" style:column-width="51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rrival Rate</text:p>
          </table:table-cell>
          <table:table-cell office:value-type="string" calcext:value-type="string">
            <text:p>Delay_from_our_algorithm</text:p>
          </table:table-cell>
          <table:table-cell office:value-type="string" calcext:value-type="string">
            <text:p>Delay from Shannon codes</text:p>
          </table:table-cell>
          <table:table-cell office:value-type="string" calcext:value-type="string">
            <text:p>Optimal Delay (Larmore’s Algo)</text:p>
          </table:table-cell>
          <table:table-cell office:value-type="string" calcext:value-type="string">
            <text:p>maxmin Lower Bound</text:p>
          </table:table-cell>
          <table:table-cell table:number-columns-repeated="5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6.2634730538922" calcext:value-type="float">
            <text:p>6.2634730539</text:p>
          </table:table-cell>
          <table:table-cell office:value-type="float" office:value="5.72352941176469" calcext:value-type="float">
            <text:p>5.7235294118</text:p>
          </table:table-cell>
          <table:table-cell office:value-type="float" office:value="5.72093036508769" calcext:value-type="float">
            <text:p>5.7209303651</text:p>
          </table:table-cell>
          <table:table-cell office:value-type="float" office:value="5.70825129210041" calcext:value-type="float">
            <text:p>5.7082512921</text:p>
          </table:table-cell>
          <table:table-cell table:number-columns-repeated="5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7.40298507462685" calcext:value-type="float">
            <text:p>7.4029850746</text:p>
          </table:table-cell>
          <table:table-cell office:value-type="float" office:value="6.75714285714284" calcext:value-type="float">
            <text:p>6.7571428571</text:p>
          </table:table-cell>
          <table:table-cell office:value-type="float" office:value="6.75345847295394" calcext:value-type="float">
            <text:p>6.753458473</text:p>
          </table:table-cell>
          <table:table-cell office:value-type="float" office:value="6.70151479944554" calcext:value-type="float">
            <text:p>6.7015147994</text:p>
          </table:table-cell>
          <table:table-cell table:number-columns-repeated="5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9.28712871287127" calcext:value-type="float">
            <text:p>9.2871287129</text:p>
          </table:table-cell>
          <table:table-cell office:value-type="float" office:value="8.35454545454544" calcext:value-type="float">
            <text:p>8.3545454545</text:p>
          </table:table-cell>
          <table:table-cell office:value-type="float" office:value="8.34878229277382" calcext:value-type="float">
            <text:p>8.3487822928</text:p>
          </table:table-cell>
          <table:table-cell office:value-type="float" office:value="8.22519905676892" calcext:value-type="float">
            <text:p>8.2251990568</text:p>
          </table:table-cell>
          <table:table-cell table:number-columns-repeated="5"/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13" calcext:value-type="float">
            <text:p>13</text:p>
          </table:table-cell>
          <table:table-cell office:value-type="float" office:value="11.15" calcext:value-type="float">
            <text:p>11.15</text:p>
          </table:table-cell>
          <table:table-cell office:value-type="float" office:value="11.1394266348514" calcext:value-type="float">
            <text:p>11.1394266349</text:p>
          </table:table-cell>
          <table:table-cell office:value-type="float" office:value="10.9116209445569" calcext:value-type="float">
            <text:p>10.9116209446</text:p>
          </table:table-cell>
          <table:table-cell table:number-columns-repeated="5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23.7142857142855" calcext:value-type="float">
            <text:p>23.7142857143</text:p>
          </table:table-cell>
          <table:table-cell office:value-type="float" office:value="17.2999999999999" calcext:value-type="float">
            <text:p>17.3</text:p>
          </table:table-cell>
          <table:table-cell office:value-type="float" office:value="17.2735973825487" calcext:value-type="float">
            <text:p>17.2735973825</text:p>
          </table:table-cell>
          <table:table-cell office:value-type="float" office:value="16.9140276357902" calcext:value-type="float">
            <text:p>16.9140276358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 calcext:value-type="string">
            <text:p>Distribution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(1)=0.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P(i)=0.5/25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0">00/00/0000</text:date>, <text:time style:data-style-name="N2" text:time-value="17:00:23.1928963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5:09:05.565594547</meta:creation-date>
    <dc:date>2018-03-02T15:46:33.957861482</dc:date>
    <meta:editing-duration>PT12M21S</meta:editing-duration>
    <meta:editing-cycles>3</meta:editing-cycles>
    <meta:generator>LibreOffice/5.1.6.2$Linux_X86_64 LibreOffice_project/10m0$Build-2</meta:generator>
    <meta:document-statistic meta:table-count="1" meta:cell-count="33" meta:object-count="0"/>
  </office:meta>
</office:document-meta>
</file>